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3" style:parent-style-name="UrbanBody">
      <style:text-properties fo:font-size="9pt" officeooo:paragraph-rsid="001a571a" style:font-name="Arial" style:font-size-asian="9pt" style:font-size-complex="9pt"/>
    </style:style>
    <style:style style:family="paragraph" style:name="P4" style:parent-style-name="UrbanTitle">
      <style:text-properties fo:font-size="14pt" officeooo:paragraph-rsid="001a571a" style:font-name="Arial" style:font-size-asian="14pt" style:font-size-complex="14pt"/>
    </style:style>
    <style:style style:family="paragraph" style:name="P5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8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9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10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2pt" fo:font-weight="normal" officeooo:paragraph-rsid="001a571a" style:font-name="Arial" style:font-size-asian="12pt" style:font-size-complex="12pt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22c4d6"/>
    </style:style>
    <style:style style:family="text" style:name="T4">
      <style:text-properties fo:text-transform="uppercase" officeooo:rsid="0022caeb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officeooo:rsid="0005ad24"/>
    </style:style>
    <style:style style:family="text" style:name="T7">
      <style:text-properties fo:font-weight="normal" style:text-underline-style="none"/>
    </style:style>
    <style:style style:family="text" style:name="T8">
      <style:text-properties fo:background-color="transparent" loext:char-shading-value="0"/>
    </style:style>
    <style:style style:family="text" style:name="T9">
      <style:text-properties fo:background-color="transparent" loext:char-shading-value="0" style:font-weight-asian="normal" style:font-weight-complex="normal"/>
    </style:style>
    <style:style style:family="text" style:name="T10">
      <style:text-properties fo:background-color="transparent" loext:char-shading-value="0" officeooo:rsid="00072bdd" style:font-weight-asian="normal" style:font-weight-complex="normal"/>
    </style:style>
    <style:style style:family="text" style:name="T11">
      <style:text-properties fo:background-color="transparent" loext:char-shading-value="0" officeooo:rsid="00051fc3" style:font-weight-asian="normal" style:font-weight-complex="normal"/>
    </style:style>
    <style:style style:family="text" style:name="T12">
      <style:text-properties fo:background-color="transparent" loext:char-shading-value="0" officeooo:rsid="0001c069" style:font-weight-asian="normal" style:font-weight-complex="normal"/>
    </style:style>
    <style:style style:family="text" style:name="T13">
      <style:text-properties fo:background-color="transparent" loext:char-shading-value="0" officeooo:rsid="002c940d" style:font-weight-asian="normal" style:font-weight-complex="normal"/>
    </style:style>
    <style:style style:family="text" style:name="T14">
      <style:text-properties fo:background-color="transparent" loext:char-shading-value="0" officeooo:rsid="00304a23" style:font-weight-asian="normal" style:font-weight-complex="normal"/>
    </style:style>
    <style:style style:family="text" style:name="T15">
      <style:text-properties fo:background-color="transparent" loext:char-shading-value="0" officeooo:rsid="0005ad24"/>
    </style:style>
    <style:style style:family="text" style:name="T16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17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18">
      <style:text-properties fo:country="BE" fo:font-size="10pt" fo:font-style="normal" fo:font-weight="normal" fo:language="fr" fo:letter-spacing="normal" fo:text-shadow="none" style:country-asian="CN" style:country-complex="IN" style:font-name="DejaVu Sans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1">do text</text:p><text:p text:style-name="P11">from document(at=header, format='odt')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3">ATTESTATION</text:span><text:span text:style-name="T1"> d'affichage </text:span><text:span text:style-name="T2">D</text:span><text:span text:style-name="T4">U RECOURS</text:span></text:p>
      <text:p text:style-name="P2"/>
      <text:p text:style-name="P3"/>
      <text:p text:style-name="P2"/>
      <text:p text:style-name="P2"><office:annotation><dc:creator>Gauthier Bastien</dc:creator><dc:date>2011-02-16T16:12:24</dc:date><text:p text:style-name="P12">do text if self.hasMultipleApplicants()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do text if self.hasSingleApplicant()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7"/>
      <text:p text:style-name="P10"><text:span text:style-name="T10">Le Bourgmestre de </text:span><text:span text:style-name="T10"><text:text-input text:description="">tool.getCityName()</text:text-input></text:span><text:span text:style-name="T9"><text:s/>certifie que </text:span><text:span text:style-name="T10">l</text:span><text:span text:style-name="T14">e recours du demandeur</text:span><text:span text:style-name="T9"> sur </text:span><text:span text:style-name="T10">la demande </text:span><text:span text:style-name="T9">de permis </text:span><text:span text:style-name="T13">d'environnement</text:span><text:span text:style-name="T11">,</text:span><text:span text:style-name="T9"> a été affiché par l</text:span><text:span text:style-name="T12">a Commune de </text:span><text:span text:style-name="T12"><text:text-input text:description="">tool.getCityName()</text:text-input></text:span><text:span text:style-name="T9"><text:s/>à partir du </text:span><text:span text:style-name="T9"><text:text-input text:description="">licence_view.format_date(self.getLastRecourse().getDisplayDate())</text:text-input></text:span><text:span text:style-name="T9"><text:s/></text:span><text:span text:style-name="T17">sur la</text:span><text:span text:style-name="T16"> </text:span><text:span text:style-name="T8">parcelle de terrain où les travaux sont à exécuter ou les actes à accomplir,</text:span><text:span text:style-name="T15"> à 4 endroits proc</text:span><text:span text:style-name="T6">hes du lieu d’exploitation le long d’une voirie carrossable et</text:span> <text:span text:style-name="T6">aux valves de la Commune de </text:span><text:span text:style-name="T6"><text:text-input text:description="">tool.getCityName()</text:text-input></text:span><text:span text:style-name="T6">.</text:span></text:p>
      <text:p text:style-name="P8"/>
      <text:p text:style-name="P9"><text:span text:style-name="T7">Fait à </text:span><text:span text:style-name="T7"><text:text-input text:description="">tool.getCityName()</text:text-input></text:span><text:span text:style-name="T7"><text:s/>le </text:span><text:span text:style-name="T7"><text:date style:data-style-name="N76" text:date-value="2020-12-02T10:12:37.053925702">2 décembre 2020</text:date></text:span><text:span text:style-name="T7">.</text:span></text:p>
      <text:p text:style-name="P5"/>
      <text:p text:style-name="P6"><office:annotation><dc:creator>bleybaert</dc:creator><dc:date>2018-07-20T13:49:50</dc:date><loext:sender-initials>ble</loext:sender-initials><text:p text:style-name="P12">do text</text:p><text:p text:style-name="P12">from document(at=signatures, format='odt')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20T13:46:32.680258066</meta:creation-date>
    <dc:date>2020-12-02T10:12:36.968178632</dc:date>
    <meta:editing-duration>PT20M6S</meta:editing-duration>
    <meta:editing-cycles>24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19" meta:character-count="819" meta:non-whitespace-character-count="730"/>
  </office:meta>
</office:document-meta>
</file>